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2.932cm" style:rel-column-width="10922*"/>
    </style:style>
    <style:style style:name="Tableau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fr" fo:country="FR" officeooo:rsid="00005981" officeooo:paragraph-rsid="00005981"/>
    </style:style>
    <style:style style:name="P2" style:family="paragraph" style:parent-style-name="Standard">
      <style:text-properties fo:language="fr" fo:country="FR" officeooo:rsid="0000d339" officeooo:paragraph-rsid="0001d4be"/>
    </style:style>
    <style:style style:name="P3" style:family="paragraph" style:parent-style-name="Standard">
      <style:text-properties fo:language="fr" fo:country="FR" officeooo:rsid="0003d308" officeooo:paragraph-rsid="0003d308"/>
    </style:style>
    <style:style style:name="P4" style:family="paragraph" style:parent-style-name="Standard">
      <style:text-properties fo:language="fr" fo:country="FR" officeooo:rsid="0004c718" officeooo:paragraph-rsid="0004c718"/>
    </style:style>
    <style:style style:name="P5" style:family="paragraph" style:parent-style-name="Standard">
      <style:text-properties officeooo:paragraph-rsid="0001d4be"/>
    </style:style>
    <style:style style:name="P6" style:family="paragraph" style:parent-style-name="Table_20_Contents">
      <style:paragraph-properties fo:text-align="center" style:justify-single-word="false"/>
      <style:text-properties officeooo:rsid="00050b3f" officeooo:paragraph-rsid="00050b3f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rsid="00050b3f" officeooo:paragraph-rsid="00050b3f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officeooo:rsid="000517a1" officeooo:paragraph-rsid="000517a1"/>
    </style:style>
    <style:style style:name="T1" style:family="text">
      <style:text-properties fo:language="fr" fo:country="FR" officeooo:rsid="00005981"/>
    </style:style>
    <style:style style:name="T2" style:family="text">
      <style:text-properties fo:language="fr" fo:country="FR" officeooo:rsid="0001d4be"/>
    </style:style>
    <style:style style:name="T3" style:family="text">
      <style:text-properties officeooo:rsid="00005981"/>
    </style:style>
    <style:style style:name="T4" style:family="text">
      <style:text-properties officeooo:rsid="0003d3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us demandons a l’utilisateur d’aller sur notre site.</text:p>
      <text:p text:style-name="P1"/>
      <text:p text:style-name="P5"><text:span text:style-name="T1">Nous demandons </text:span><text:span text:style-name="T2">de</text:span><text:span text:style-name="T1"> rechercher son artiste préféré.</text:span></text:p>
      <text:p text:style-name="P1"/>
      <text:p text:style-name="P5"><text:span text:style-name="T1">Nous demandons </text:span><text:span text:style-name="T2">de</text:span><text:span text:style-name="T1"> rechercher son album préféré.</text:span></text:p>
      <text:p text:style-name="P1"/>
      <text:p text:style-name="P5"><text:span text:style-name="T1">Nous demandons </text:span><text:span text:style-name="T2">de</text:span><text:span text:style-name="T1"> rechercher son titre préféré.</text:span></text:p>
      <text:p text:style-name="P1"/>
      <text:p text:style-name="P2">Nous <text:s/><text:span text:style-name="T3">demandons </text:span><text:span text:style-name="T4">de rechercher un titre en utilisant le nom de l’auteur.</text:span></text:p>
      <text:p text:style-name="P2"/>
      <text:p text:style-name="P3">Nous demandons de rechercher un album en utilisant le titre d’une musique.</text:p>
      <text:p text:style-name="P3"/>
      <text:p text:style-name="P4">Nous demandons de rechercher un artiste en utilisant le titre d’un album.</text:p>
      <text:p text:style-name="P4"/>
      <text:p text:style-name="P4"/>
      <text:p text:style-name="P4"/>
      <text:p text:style-name="P4"/>
      <text:p text:style-name="P4"/>
      <table:table table:name="Tableau1" table:style-name="Tableau1">
        <table:table-column table:style-name="Tableau1.A" table:number-columns-repeated="6"/>
        <table:table-row table:style-name="TableLine94559456912480">
          <table:table-cell table:style-name="Tableau1.A1" office:value-type="string">
            <text:p text:style-name="P8"/>
          </table:table-cell>
          <table:table-cell table:style-name="Tableau1.E1" office:value-type="string">
            <text:p text:style-name="P9">Tout à fait</text:p>
            <text:p text:style-name="P9">d’accord</text:p>
          </table:table-cell>
          <table:table-cell table:style-name="Tableau1.E1" office:value-type="string">
            <text:p text:style-name="P9">Plutôt</text:p>
            <text:p text:style-name="P9">d’accord</text:p>
          </table:table-cell>
          <table:table-cell table:style-name="Tableau1.E1" office:value-type="string">
            <text:p text:style-name="P9">neutre</text:p>
          </table:table-cell>
          <table:table-cell table:style-name="Tableau1.E1" office:value-type="string">
            <text:p text:style-name="P9">Plutôt pas</text:p>
            <text:p text:style-name="P9">d’accord</text:p>
          </table:table-cell>
          <table:table-cell table:style-name="Tableau1.F1" office:value-type="string">
            <text:p text:style-name="P9">Pas du tout</text:p>
            <text:p text:style-name="P9">d’accord</text:p>
          </table:table-cell>
        </table:table-row>
        <table:table-row table:style-name="TableLine94559456912480">
          <table:table-cell table:style-name="Tableau1.E6" office:value-type="string">
            <text:p text:style-name="P6">L’utilisation du site était intuitive</text:p>
          </table:table-cell>
          <table:table-cell table:style-name="Tableau1.E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F6" office:value-type="string">
            <text:p text:style-name="P7"/>
          </table:table-cell>
        </table:table-row>
        <table:table-row table:style-name="TableLine94559456912480">
          <table:table-cell table:style-name="Tableau1.E6" office:value-type="string">
            <text:p text:style-name="P6">Les durées d’attentes sont quasiment inexistante</text:p>
          </table:table-cell>
          <table:table-cell table:style-name="Tableau1.E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F6" office:value-type="string">
            <text:p text:style-name="P7"/>
          </table:table-cell>
        </table:table-row>
        <table:table-row table:style-name="TableLine94559456912480">
          <table:table-cell table:style-name="Tableau1.E6" office:value-type="string">
            <text:p text:style-name="P10">Les couleurs de suite sont pertinentes</text:p>
          </table:table-cell>
          <table:table-cell table:style-name="Tableau1.E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F6" office:value-type="string">
            <text:p text:style-name="P7"/>
          </table:table-cell>
        </table:table-row>
        <table:table-row table:style-name="TableLine94559456912480">
          <table:table-cell table:style-name="Tableau1.E6" office:value-type="string">
            <text:p text:style-name="P10">L’utilisateur n’est pas noyé d’informations</text:p>
          </table:table-cell>
          <table:table-cell table:style-name="Tableau1.E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F6" office:value-type="string">
            <text:p text:style-name="P7"/>
          </table:table-cell>
        </table:table-row>
        <table:table-row table:style-name="TableLine94559456912480">
          <table:table-cell table:style-name="Tableau1.E6" office:value-type="string">
            <text:p text:style-name="P10">L’utilisateur recommandera le site à ses amis</text:p>
          </table:table-cell>
          <table:table-cell table:style-name="Tableau1.E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F6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03-14T15:04:57.164806981</dc:date>
    <meta:editing-duration>PT29M4S</meta:editing-duration>
    <meta:editing-cycles>9</meta:editing-cycles>
    <meta:document-statistic meta:table-count="1" meta:image-count="0" meta:object-count="0" meta:page-count="1" meta:paragraph-count="21" meta:word-count="108" meta:character-count="702" meta:non-whitespace-character-count="614"/>
  </office:meta>
</office:document-meta>
</file>